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75970" officeooo:paragraph-rsid="00075970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0895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end Folder Structure:-</text:p>
      <text:p text:style-name="Standard"/>
      <text:p text:style-name="Standard">css</text:p>
      <text:p text:style-name="Standard">Copy code</text:p>
      <text:p text:style-name="Standard">project/</text:p>
      <text:p text:style-name="Standard">│</text:p>
      <text:p text:style-name="Standard">├── public/</text:p>
      <text:p text:style-name="Standard">│ <text:s text:c="2"/>├── index.html</text:p>
      <text:p text:style-name="Standard">│ <text:s text:c="2"/>└── favicon.ico</text:p>
      <text:p text:style-name="Standard">│</text:p>
      <text:p text:style-name="Standard">└── src/</text:p>
      <text:p text:style-name="Standard"><text:s text:c="4"/>├── assets/</text:p>
      <text:p text:style-name="Standard"><text:s text:c="4"/>│ <text:s text:c="2"/>├── images/</text:p>
      <text:p text:style-name="Standard"><text:s text:c="4"/>│ <text:s text:c="2"/>└── styles/</text:p>
      <text:p text:style-name="Standard"><text:s text:c="4"/>│ <text:s text:c="6"/>└── main.css</text:p>
      <text:p text:style-name="Standard"><text:s text:c="4"/>│</text:p>
      <text:p text:style-name="Standard"><text:s text:c="4"/>├── components/</text:p>
      <text:p text:style-name="Standard"><text:s text:c="4"/>│ <text:s text:c="2"/>├── Header/</text:p>
      <text:p text:style-name="Standard"><text:s text:c="4"/>│ <text:s text:c="2"/>│ <text:s text:c="2"/>├── Header.js</text:p>
      <text:p text:style-name="Standard"><text:s text:c="4"/>│ <text:s text:c="2"/>│ <text:s text:c="2"/>└── Header.css</text:p>
      <text:p text:style-name="Standard"><text:s text:c="4"/>│ <text:s text:c="2"/>├── Footer/</text:p>
      <text:p text:style-name="Standard"><text:s text:c="4"/>│ <text:s text:c="2"/>│ <text:s text:c="2"/>├── Footer.js</text:p>
      <text:p text:style-name="Standard"><text:s text:c="4"/>│ <text:s text:c="2"/>│ <text:s text:c="2"/>└── Footer.css</text:p>
      <text:p text:style-name="Standard"><text:s text:c="4"/>│ <text:s text:c="2"/>└── ...</text:p>
      <text:p text:style-name="Standard"><text:s text:c="4"/>│</text:p>
      <text:p text:style-name="Standard"><text:s text:c="4"/>├── pages/</text:p>
      <text:p text:style-name="Standard"><text:s text:c="4"/>│ <text:s text:c="2"/>├── Home/</text:p>
      <text:p text:style-name="Standard"><text:s text:c="4"/>│ <text:s text:c="2"/>│ <text:s text:c="2"/>├── Home.js</text:p>
      <text:p text:style-name="Standard"><text:s text:c="4"/>│ <text:s text:c="2"/>│ <text:s text:c="2"/>└── Home.css</text:p>
      <text:p text:style-name="Standard"><text:s text:c="4"/>│ <text:s text:c="2"/>├── About/</text:p>
      <text:p text:style-name="Standard"><text:s text:c="4"/>│ <text:s text:c="2"/>│ <text:s text:c="2"/>├── About.js</text:p>
      <text:p text:style-name="Standard"><text:s text:c="4"/>│ <text:s text:c="2"/>│ <text:s text:c="2"/>└── About.css</text:p>
      <text:p text:style-name="Standard"><text:s text:c="4"/>│ <text:s text:c="2"/>└── ...</text:p>
      <text:p text:style-name="Standard"><text:s text:c="4"/>│</text:p>
      <text:p text:style-name="Standard"><text:s text:c="4"/>├── App.js</text:p>
      <text:p text:style-name="Standard"><text:s text:c="4"/>├── index.js</text:p>
      <text:p text:style-name="Standard"><text:s text:c="4"/>└── index.cs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Folder Structure Explanation:</text:p>
      <text:p text:style-name="Standard"/>
      <text:p text:style-name="Standard"><text:span text:style-name="T1">public/:</text:span> This directory contains the public files of your application that are directly served to the browser.</text:p>
      <text:p text:style-name="Standard"/>
      <text:p text:style-name="Standard"><text:span text:style-name="T1">index.html: </text:span>The main HTML file that serves as the entry point of your application.</text:p>
      <text:p text:style-name="Standard"><text:span text:style-name="T1">favicon.ico: </text:span>The favicon for your application.</text:p>
      <text:p text:style-name="Standard"/>
      <text:p text:style-name="Standard"><text:span text:style-name="T1">src/: </text:span>This is the source directory where you'll place all your code.</text:p>
      <text:p text:style-name="Standard"><text:span text:style-name="T1">assets/: </text:span>Contains static assets such as images and stylesheets.</text:p>
      <text:p text:style-name="Standard"><text:span text:style-name="T1">images/: </text:span>Contains image files used in the application.</text:p>
      <text:p text:style-name="Standard"><text:span text:style-name="T1">styles/:</text:span> Contains CSS files for styling components.</text:p>
      <text:p text:style-name="Standard"><text:span text:style-name="T1">main.css: </text:span>The main stylesheet for the application.</text:p>
      <text:p text:style-name="Standard"/>
      <text:p text:style-name="Standard"><text:span text:style-name="T1">components/: </text:span>Contains reusable UI components.</text:p>
      <text:p text:style-name="Standard">Each component has its own folder containing the component file (e.g., Header.js) and its associated stylesheet (e.g., Header.css).</text:p>
      <text:p text:style-name="Standard"><text:span text:style-name="T1">pages/:</text:span> Contains page components representing different pages of the application.</text:p>
      <text:p text:style-name="Standard">Each page has its own folder containing the page file (e.g., Home.js) and its associated stylesheet (e.g., Home.css).</text:p>
      <text:p text:style-name="Standard"><text:span text:style-name="T1">App.js: </text:span>The main component of the application that contains the routing logic and renders other components.</text:p>
      <text:p text:style-name="Standard"><text:span text:style-name="T1">index.js: </text:span>The entry point of the application where ReactDOM renders the root component.</text:p>
      <text:p text:style-name="Standard"><text:span text:style-name="T1">index.css: </text:span>The main CSS file for the applica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Example:</text:p>
      <text:p text:style-name="Standard"/>
      <text:p text:style-name="P4">Sure, here’s <text:span text:style-name="T2">an example folder structure for a kitchen apps web application:</text:span> </text:p>
      <text:p text:style-name="Standard"/>
      <text:p text:style-name="Standard">kitchen-app/</text:p>
      <text:p text:style-name="Standard">│</text:p>
      <text:p text:style-name="Standard">├── public/</text:p>
      <text:p text:style-name="Standard">│ <text:s text:c="2"/>├── index.html</text:p>
      <text:p text:style-name="Standard">│ <text:s text:c="2"/>└── favicon.ico</text:p>
      <text:p text:style-name="Standard">│</text:p>
      <text:p text:style-name="Standard">└── src/</text:p>
      <text:p text:style-name="Standard"><text:s text:c="4"/>├── assets/</text:p>
      <text:p text:style-name="Standard"><text:s text:c="4"/>│ <text:s text:c="2"/>├── images/</text:p>
      <text:p text:style-name="Standard"><text:s text:c="4"/>│ <text:s text:c="2"/>│ <text:s text:c="2"/>├── kitchen.jpg</text:p>
      <text:p text:style-name="Standard"><text:s text:c="4"/>│ <text:s text:c="2"/>│ <text:s text:c="2"/>└── chef.png</text:p>
      <text:p text:style-name="Standard"><text:s text:c="4"/>│ <text:s text:c="2"/>└── styles/</text:p>
      <text:p text:style-name="Standard"><text:s text:c="4"/>│ <text:s text:c="6"/>├── main.css</text:p>
      <text:p text:style-name="Standard"><text:s text:c="4"/>│ <text:s text:c="6"/>└── kitchen.css</text:p>
      <text:p text:style-name="Standard"><text:s text:c="4"/>│</text:p>
      <text:p text:style-name="Standard"><text:s text:c="4"/>├── components/</text:p>
      <text:p text:style-name="Standard"><text:s text:c="4"/>│ <text:s text:c="2"/>├── Header/</text:p>
      <text:p text:style-name="Standard"><text:s text:c="4"/>│ <text:s text:c="2"/>│ <text:s text:c="2"/>├── Header.js</text:p>
      <text:p text:style-name="Standard"><text:s text:c="4"/>│ <text:s text:c="2"/>│ <text:s text:c="2"/>└── Header.css</text:p>
      <text:p text:style-name="Standard"><text:s text:c="4"/>│ <text:s text:c="2"/>├── Footer/</text:p>
      <text:p text:style-name="Standard"><text:s text:c="4"/>│ <text:s text:c="2"/>│ <text:s text:c="2"/>├── Footer.js</text:p>
      <text:p text:style-name="Standard"><text:s text:c="4"/>│ <text:s text:c="2"/>│ <text:s text:c="2"/>└── Footer.css</text:p>
      <text:p text:style-name="Standard"><text:s text:c="4"/>│ <text:s text:c="2"/>├── RecipeCard/</text:p>
      <text:p text:style-name="Standard"><text:s text:c="4"/>│ <text:s text:c="2"/>│ <text:s text:c="2"/>├── RecipeCard.js</text:p>
      <text:p text:style-name="Standard"><text:s text:c="4"/>│ <text:s text:c="2"/>│ <text:s text:c="2"/>└── RecipeCard.css</text:p>
      <text:p text:style-name="Standard"><text:s text:c="4"/>│ <text:s text:c="2"/>└── Timer/</text:p>
      <text:p text:style-name="Standard"><text:s text:c="4"/>│ <text:s text:c="6"/>├── Timer.js</text:p>
      <text:p text:style-name="Standard"><text:s text:c="4"/>│ <text:s text:c="6"/>└── Timer.css</text:p>
      <text:p text:style-name="Standard"><text:s text:c="4"/>│</text:p>
      <text:p text:style-name="Standard"><text:s text:c="4"/>├── pages/</text:p>
      <text:p text:style-name="Standard"><text:s text:c="4"/>│ <text:s text:c="2"/>├── Home/</text:p>
      <text:p text:style-name="Standard"><text:s text:c="4"/>│ <text:s text:c="2"/>│ <text:s text:c="2"/>├── Home.js</text:p>
      <text:p text:style-name="Standard"><text:s text:c="4"/>│ <text:s text:c="2"/>│ <text:s text:c="2"/>└── Home.css</text:p>
      <text:p text:style-name="Standard"><text:s text:c="4"/>│ <text:s text:c="2"/>├── Recipes/</text:p>
      <text:p text:style-name="Standard"><text:s text:c="4"/>│ <text:s text:c="2"/>│ <text:s text:c="2"/>├── Recipes.js</text:p>
      <text:p text:style-name="Standard"><text:s text:c="4"/>│ <text:s text:c="2"/>│ <text:s text:c="2"/>└── Recipes.css</text:p>
      <text:p text:style-name="Standard"><text:s text:c="4"/>│ <text:s text:c="2"/>├── RecipeDetail/</text:p>
      <text:p text:style-name="Standard"><text:s text:c="4"/>│ <text:s text:c="2"/>│ <text:s text:c="2"/>├── RecipeDetail.js</text:p>
      <text:p text:style-name="Standard"><text:s text:c="4"/>│ <text:s text:c="2"/>│ <text:s text:c="2"/>└── RecipeDetail.css</text:p>
      <text:p text:style-name="Standard"><text:s text:c="4"/>│ <text:s text:c="2"/>└── TimerPage/</text:p>
      <text:p text:style-name="Standard"><text:s text:c="4"/>│ <text:s text:c="6"/>├── TimerPage.js</text:p>
      <text:p text:style-name="Standard"><text:s text:c="4"/>│ <text:s text:c="6"/>└── TimerPage.css</text:p>
      <text:p text:style-name="Standard"><text:s text:c="4"/>│</text:p>
      <text:p text:style-name="Standard"><text:s text:c="4"/>├── App.js</text:p>
      <text:p text:style-name="Standard"><text:s text:c="4"/>├── index.js</text:p>
      <text:p text:style-name="Standard"><text:s text:c="4"/>└── index.c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5:01:35.312475065</meta:creation-date>
    <dc:date>2024-04-10T16:12:20.091361302</dc:date>
    <meta:editing-duration>PT13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00" meta:word-count="409" meta:character-count="2746" meta:non-whitespace-character-count="2002"/>
  </office:meta>
</office:document-meta>
</file>